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4.19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8008in"/>
    </style:style>
    <style:style style:name="co10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shrink-to-fit="true"/>
    </style:style>
    <style:style style:name="ce3" style:family="table-cell" style:parent-style-name="Default" style:data-style-name="N49"/>
    <style:style style:name="ce6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3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_sh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type_details</text:p>
          </table:table-cell>
          <table:table-cell office:value-type="string" calcext:value-type="string">
            <text:p>location_details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2"/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string" calcext:value-type="string">
            <text:p>9th International Workshop on Computational Social Choice</text:p>
          </table:table-cell>
          <table:table-cell office:value-type="string" calcext:value-type="string">
            <text:p>COMSOC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Ben-Gurion University of the Negev</text:p>
          </table:table-cell>
          <table:table-cell office:value-type="string" calcext:value-type="string">
            <text:p>Beersheba, Israel</text:p>
          </table:table-cell>
          <table:table-cell table:number-columns-repeated="1013"/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Summer School on Computational Social Choice</text:p>
          </table:table-cell>
          <table:table-cell/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string" calcext:value-type="string">
            <text:p>Berlin Workshop on Computational Social Choice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20 minutes talk</text:p>
          </table:table-cell>
          <table:table-cell office:value-type="string" calcext:value-type="string">
            <text:p>Marchstraße 23, 10587 Berlin</text:p>
          </table:table-cell>
          <table:table-cell office:value-type="string" calcext:value-type="string">
            <text:p>TU Berlin</text:p>
          </table:table-cell>
          <table:table-cell office:value-type="string" calcext:value-type="string">
            <text:p>Berlin, Germany</text:p>
          </table:table-cell>
          <table:table-cell table:number-columns-repeated="1013"/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string" calcext:value-type="string">
            <text:p>Workshop on Participatory Budgeting and Related Topics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Pabuviz: A Visualization Tool for Participatory Budgeting</text:p>
          </table:table-cell>
          <table:table-cell table:number-columns-repeated="2"/>
          <table:table-cell office:value-type="string" calcext:value-type="string">
            <text:p>5 minutes talk</text:p>
          </table:table-cell>
          <table:table-cell office:value-type="string" calcext:value-type="string">
            <text:p>Kloveniersburgwal48, 1012 CX</text:p>
          </table:table-cell>
          <table:table-cell office:value-type="string" calcext:value-type="string">
            <text:p>Bushuis/Oost-Indisch Huis 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37th Annual Conference on Neural Information Processing Systems</text:p>
          </table:table-cell>
          <table:table-cell office:value-type="string" calcext:value-type="string">
            <text:p>NeurIPS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spotlight poster</text:p>
          </table:table-cell>
          <table:table-cell office:value-type="string" calcext:value-type="string">
            <text:p>Ernest N. Morial Convention Center</text:p>
          </table:table-cell>
          <table:table-cell/>
          <table:table-cell office:value-type="string" calcext:value-type="string">
            <text:p>New Orleans, LA, United States</text:p>
          </table:table-cell>
          <table:table-cell table:number-columns-repeated="1013"/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2nd Amsterdam/Saint-Etienne Workshop on Social Choice</text:p>
          </table:table-cell>
          <table:table-cell/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3"/>
          <table:table-cell office:value-type="string" calcext:value-type="string">
            <text:p>Les Forges, Jean-Monnet University Saint-Etienne</text:p>
          </table:table-cell>
          <table:table-cell/>
          <table:table-cell office:value-type="string" calcext:value-type="string">
            <text:p>Saint-Etienne, France</text:p>
          </table:table-cell>
          <table:table-cell table:number-columns-repeated="1013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st Conference of the European Network for Digital Democracy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: A Visualization Tool for Participatory Budgeting</text:p>
          </table:table-cell>
          <table:table-cell table:number-columns-repeated="3"/>
          <table:table-cell office:value-type="string" calcext:value-type="string">
            <text:p>Burgemeester Oudlaan 50, 3062 PA</text:p>
          </table:table-cell>
          <table:table-cell/>
          <table:table-cell office:value-type="string" calcext:value-type="string">
            <text:p>Rotterdam, Netherlands</text:p>
          </table:table-cell>
          <table:table-cell table:number-columns-repeated="1013"/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7th Meeting of the Society for Social Choice and Welfare</text:p>
          </table:table-cell>
          <table:table-cell office:value-type="string" calcext:value-type="string">
            <text:p>SSCW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25 minutes talk</text:p>
          </table:table-cell>
          <table:table-cell office:value-type="string" calcext:value-type="string">
            <text:p>48 boulevard Jourdan, 75014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3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20th Conference on Web and Internet Economic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25 minutes talk</text:p>
          </table:table-cell>
          <table:table-cell office:value-type="string" calcext:value-type="string">
            <text:p>School of Informatics, University of Edinburgh</text:p>
          </table:table-cell>
          <table:table-cell/>
          <table:table-cell office:value-type="string" calcext:value-type="string">
            <text:p>Edinburgh, United Kingdom</text:p>
          </table:table-cell>
          <table:table-cell table:number-columns-repeated="1013"/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COMSOC Video Seminar</text:p>
          </table:table-cell>
          <table:table-cell/>
          <table:table-cell office:value-type="string" calcext:value-type="string">
            <text:p>Online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30 minutes talk</text:p>
          </table:table-cell>
          <table:table-cell table:number-columns-repeated="1016"/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string" calcext:value-type="string">
            <text:p>Combinatorial Optimization Seminar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40 minutes talk</text:p>
          </table:table-cell>
          <table:table-cell table:style-name="Default" office:value-type="string" calcext:value-type="string">
            <text:p>Groene Loper 3. 5612 AE</text:p>
          </table:table-cell>
          <table:table-cell office:value-type="string" calcext:value-type="string">
            <text:p>TU Eindhoven</text:p>
          </table:table-cell>
          <table:table-cell office:value-type="string" calcext:value-type="string">
            <text:p>Eindhoven, Netherlands</text:p>
          </table:table-cell>
          <table:table-cell table:number-columns-repeated="1013"/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string" calcext:value-type="string">
            <text:p>15th Day on Computational Game Theory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 talk</text:p>
          </table:table-cell>
          <table:table-cell office:value-type="string" calcext:value-type="string">
            <text:p>Locomotiefboulevard 101, 5041 SE </text:p>
          </table:table-cell>
          <table:table-cell/>
          <table:table-cell office:value-type="string" calcext:value-type="string">
            <text:p>Tilburg, Netherlands</text:p>
          </table:table-cell>
          <table:table-cell table:number-columns-repeated="1013"/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3rd Amsterdam/Saint-Etienne Workshop on Social Choice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Budget Aggregation with L1-utilities: Truthfulness and Proportionality</text:p>
          </table:table-cell>
          <table:table-cell table:number-columns-repeated="2"/>
          <table:table-cell office:value-type="string" calcext:value-type="string">
            <text:p>45 minutes talk</text:p>
          </table:table-cell>
          <table:table-cell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string" calcext:value-type="string">
            <text:p>7th Games, Agents, and Incentives Workshop</text:p>
          </table:table-cell>
          <table:table-cell office:value-type="string" calcext:value-type="string">
            <text:p>GAIW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 talk</text:p>
          </table:table-cell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 table:number-columns-repeated="1013"/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string" calcext:value-type="string">
            <text:p>24th International Conference on Autonomous Agents and Multiagent Systems</text:p>
          </table:table-cell>
          <table:table-cell office:value-type="string" calcext:value-type="string">
            <text:p>AAMAS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table:number-columns-repeated="3"/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 table:number-columns-repeated="1013"/>
        </table:table-row>
        <table:table-row table:style-name="ro1">
          <table:table-cell office:value-type="date" office:date-value="2025-09-19" calcext:value-type="date">
            <text:p>2025-09-19</text:p>
          </table:table-cell>
          <table:table-cell office:value-type="string" calcext:value-type="string">
            <text:p>10th International Workshop on Computational Social Choice</text:p>
          </table:table-cell>
          <table:table-cell office:value-type="string" calcext:value-type="string">
            <text:p>COMSOC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Discrete Budget Aggregation: Truthfulness and Proportionality</text:p>
          </table:table-cell>
          <table:table-cell table:number-columns-repeated="2"/>
          <table:table-cell office:value-type="string" calcext:value-type="string">
            <text:p>20 minutes talk</text:p>
          </table:table-cell>
          <table:table-cell office:value-type="string" calcext:value-type="string">
            <text:p>Getreidemarkt 9/BA, 1060</text:p>
          </table:table-cell>
          <table:table-cell office:value-type="string" calcext:value-type="string">
            <text:p>TU Vienna</text:p>
          </table:table-cell>
          <table:table-cell office:value-type="string" calcext:value-type="string">
            <text:p>Vienna, Austria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25-10-28" calcext:value-type="date">
            <text:p>2025-10-28</text:p>
          </table:table-cell>
          <table:table-cell table:style-name="Default" office:value-type="string" calcext:value-type="string">
            <text:p>2nd Computer Science Research Day</text:p>
          </table:table-cell>
          <table:table-cell table:style-name="Default"/>
          <table:table-cell table:style-name="Default" office:value-type="string" calcext:value-type="string">
            <text:p>Poster</text:p>
          </table:table-cell>
          <table:table-cell office:value-type="string" calcext:value-type="string">
            <text:p>Discrete Budget Aggregation: Truthfulness and Proportionality</text:p>
          </table:table-cell>
          <table:table-cell table:style-name="Default" table:number-columns-repeated="3"/>
          <table:table-cell table:style-name="Default" office:value-type="string" calcext:value-type="string">
            <text:p>Groene Loper 3. 5612 AE</text:p>
          </table:table-cell>
          <table:table-cell table:style-name="Default" office:value-type="string" calcext:value-type="string">
            <text:p>TU Eindhoven</text:p>
          </table:table-cell>
          <table:table-cell table:style-name="Default" office:value-type="string" calcext:value-type="string">
            <text:p>Eindhoven, Netherlands</text:p>
          </table:table-cell>
          <table:table-cell table:style-name="Default" table:number-columns-repeated="1013"/>
        </table:table-row>
        <table:table-row table:style-name="ro1">
          <table:table-cell office:value-type="date" office:date-value="2026-01-25" calcext:value-type="date">
            <text:p>2026-01-25</text:p>
          </table:table-cell>
          <table:table-cell office:value-type="string" calcext:value-type="string">
            <text:p>40th Annual AAAI Conference on Artificial Intelligence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City Sampling for Citizens’ Assemblies</text:p>
          </table:table-cell>
          <table:table-cell table:number-columns-repeated="2"/>
          <table:table-cell office:value-type="string" calcext:value-type="string">
            <text:p>10 minutes talk</text:p>
          </table:table-cell>
          <table:table-cell office:value-type="string" calcext:value-type="string">
            <text:p>1 Expo Dr, 486150</text:p>
          </table:table-cell>
          <table:table-cell/>
          <table:table-cell office:value-type="string" calcext:value-type="string">
            <text:p>Singapore, Singapore</text:p>
          </table:table-cell>
          <table:table-cell table:number-columns-repeated="1013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7:07:36.521374567</meta:creation-date>
    <dc:date>2026-01-30T22:37:54.617036236</dc:date>
    <meta:editing-duration>PT1H19M52S</meta:editing-duration>
    <meta:editing-cycles>11</meta:editing-cycles>
    <meta:generator>LibreOffice/7.3.7.2$Linux_X86_64 LibreOffice_project/30$Build-2</meta:generator>
    <meta:document-statistic meta:table-count="1" meta:cell-count="145" meta:object-count="0"/>
  </office:meta>
</office:document-meta>
</file>